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2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text-underline-style="none" style:font-style-asian="italic" style:font-weight-asian="bold" style:font-style-complex="italic" style:font-weight-complex="bold"/>
    </style:style>
    <style:style style:name="T2" style:family="text"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price(€)</text:p>
          </table:table-cell>
          <table:table-cell table:style-name="ce1" office:value-type="string" calcext:value-type="string">
            <text:p>sum(€)</text:p>
          </table:table-cell>
          <table:table-cell table:style-name="ce1"/>
          <table:table-cell table:style-name="ce9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inted Par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se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PRODUCT([.C4] * [.D4])" office:value-type="float" office:value="1.5" calcext:value-type="float">
            <text:p>1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se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PRODUCT([.C5] * [.D5])" office:value-type="float" office:value="1.5" calcext:value-type="float">
            <text:p>1.5</text:p>
          </table:table-cell>
          <table:table-cell table:number-columns-repeated="2"/>
          <table:table-cell table:style-name="ce7" office:value-type="string" calcext:value-type="string">
            <text:p>pMic (printed only)</text:p>
          </table:table-cell>
          <table:table-cell table:style-name="ce7"/>
          <table:table-cell table:style-name="ce7" table:formula="of:=[.E10]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PRODUCT([.C6] * [.D6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sule hol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PRODUCT([.C7] * [.D7])"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pMic Basic</text:p>
          </table:table-cell>
          <table:table-cell table:style-name="ce7" office:value-type="string" calcext:value-type="string">
            <text:p>diy kit:</text:p>
          </table:table-cell>
          <table:table-cell table:style-name="ce7" table:formula="of:=SUM([.E10];[.E24])" office:value-type="float" office:value="25.29" calcext:value-type="float">
            <text:p>25.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i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PRODUCT([.C8] * [.D8])" office:value-type="float" office:value="1" calcext:value-type="float">
            <text:p>1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assembled:</text:p>
          </table:table-cell>
          <table:table-cell table:style-name="ce7" table:formula="of:=SUM([.J7];[.E40])" office:value-type="float" office:value="40.29" calcext:value-type="float">
            <text:p>40.2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7" table:number-columns-repeated="3"/>
          <table:table-cell table:number-columns-repeated="1014"/>
        </table:table-row>
        <table:table-row table:style-name="ro2">
          <table:table-cell table:number-columns-repeated="3"/>
          <table:table-cell table:style-name="ce7"/>
          <table:table-cell table:style-name="ce7" table:formula="of:=SUM([.E4:.E8])" office:value-type="float" office:value="9" calcext:value-type="float">
            <text:p>9</text:p>
          </table:table-cell>
          <table:table-cell table:number-columns-repeated="2"/>
          <table:table-cell table:style-name="ce7" office:value-type="string" calcext:value-type="string">
            <text:p>pMic Preamp</text:p>
          </table:table-cell>
          <table:table-cell table:style-name="ce7" office:value-type="string" calcext:value-type="string">
            <text:p>diy kit:</text:p>
          </table:table-cell>
          <table:table-cell table:style-name="ce7" table:formula="of:=SUM([.E10];[.E24];[.E38])" office:value-type="float" office:value="33.51" calcext:value-type="float">
            <text:p>33.51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6"/>
          <table:table-cell table:style-name="ce7"/>
          <table:table-cell table:style-name="ce7" office:value-type="string" calcext:value-type="string">
            <text:p>assembled:</text:p>
          </table:table-cell>
          <table:table-cell table:style-name="ce7" table:formula="of:=SUM([.J10];[.E42])" office:value-type="float" office:value="68.51" calcext:value-type="float">
            <text:p>68.5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<text:span text:style-name="T1">Basic MIc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ameled copper wire</text:p>
          </table:table-cell>
          <table:table-cell office:value-type="string" calcext:value-type="string">
            <text:p>0.2mm, 50c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3] * [.D13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bber ban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4] * [.D14])" office:value-type="float" office:value="0.2" calcext:value-type="float">
            <text:p>0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c capsule</text:p>
          </table:table-cell>
          <table:table-cell office:value-type="string" calcext:value-type="string">
            <text:p>wm-6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PRODUCT([.C15] * [.D15])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3 ~15mm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table:formula="of:=PRODUCT([.C16] * [.D16])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3 30mm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17] * [.D17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M4 ~12mm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8] * [.D18])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M4 <text:s/>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formula="of:=PRODUCT([.C19] * [.D19])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dio jack</text:p>
          </table:table-cell>
          <table:table-cell office:value-type="string" calcext:value-type="string">
            <text:p>EBS 35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PRODUCT([.C20] * [.D20])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v 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table:formula="of:=PRODUCT([.C21] * [.D21])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-getting-packing-lab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RODUCT([.C22] * [.D22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table:formula="of:=SUM([.E13:.E22])" office:value-type="float" office:value="16.29" calcext:value-type="float">
            <text:p>16.2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eamp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<text:span text:style-name="T2">pcb</text:span></text:p>
          </table:table-cell>
          <table:table-cell office:value-type="string" calcext:value-type="string">
            <text:p>69*18mm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PRODUCT([.C27] * [.D27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l072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PRODUCT([.C28] * [.D28])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r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PRODUCT([.C29] * [.D29])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0] * [.D30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1] * [.D31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2] * [.D32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pacitor (tant)</text:p>
          </table:table-cell>
          <table:table-cell office:value-type="string" calcext:value-type="string">
            <text:p>10u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table:formula="of:=PRODUCT([.C33] * [.D33])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male, 4pi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4] * [.D34])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T 21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PRODUCT([.C35] * [.D35])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t-getting-packing-lab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RODUCT([.C36] * [.D36])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/>
          <table:table-cell table:style-name="ce7" table:formula="of:=SUM([.E27:.E36])" office:value-type="float" office:value="8.22" calcext:value-type="float">
            <text:p>8.2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ssembly basic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7" table:formula="of:=PRODUCT([.C40] * [.D40])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ssembly pre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8" table:formula="of:=PRODUCT([.C41] * [.D41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ic+preamp</text:p>
          </table:table-cell>
          <table:table-cell table:number-columns-repeated="3"/>
          <table:table-cell table:style-name="ce7" table:formula="of:=SUM([.E40:.E41])" office:value-type="float" office:value="35" calcext:value-type="float">
            <text:p>35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2"/>
          <table:table-cell/>
          <table:table-cell table:style-name="ce7" table:number-columns-repeated="2"/>
          <table:table-cell table:number-columns-repeated="101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</meta:initial-creator>
    <meta:creation-date>2013-11-22T10:40:07.673291988</meta:creation-date>
    <dc:date>2013-12-02T10:29:46.165598530</dc:date>
    <dc:creator>frank </dc:creator>
    <meta:editing-duration>PT12H13M27S</meta:editing-duration>
    <meta:editing-cycles>13</meta:editing-cycles>
    <meta:generator>LibreOffice/4.1.2.3$Linux_x86 LibreOffice_project/410m0$Build-3</meta:generator>
    <meta:document-statistic meta:table-count="1" meta:cell-count="148" meta:object-count="0"/>
  </office:meta>
</office:document-meta>
</file>